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200%"/>
      <style:text-properties officeooo:paragraph-rsid="0002d6d8"/>
    </style:style>
    <style:style style:name="P2" style:family="paragraph" style:parent-style-name="Standard">
      <style:paragraph-properties fo:line-height="200%"/>
      <style:text-properties officeooo:paragraph-rsid="0003c62e"/>
    </style:style>
    <style:style style:name="P3" style:family="paragraph" style:parent-style-name="Standard">
      <style:paragraph-properties fo:line-height="200%"/>
      <style:text-properties officeooo:paragraph-rsid="001338b6"/>
    </style:style>
    <style:style style:name="P4" style:family="paragraph" style:parent-style-name="Standard">
      <style:paragraph-properties fo:line-height="200%"/>
      <style:text-properties fo:color="#abb2bf" loext:opacity="100%" style:font-name="Droid Sans Mono" fo:font-size="10.5pt" fo:font-weight="normal" officeooo:paragraph-rsid="0002d6d8" fo:background-color="#282c34"/>
    </style:style>
    <style:style style:name="P5" style:family="paragraph" style:parent-style-name="Standard">
      <style:paragraph-properties style:line-height-at-least="0.198in"/>
      <style:text-properties fo:color="#abb2bf" loext:opacity="100%" style:font-name="Droid Sans Mono" fo:font-size="10.5pt" fo:font-weight="normal" fo:background-color="#282c34"/>
    </style:style>
    <style:style style:name="P6" style:family="paragraph" style:parent-style-name="Standard">
      <style:paragraph-properties fo:line-height="200%"/>
      <style:text-properties fo:color="#abb2bf" loext:opacity="100%" style:font-name="Droid Sans Mono" fo:font-size="10.5pt" fo:font-weight="normal" officeooo:paragraph-rsid="0002d6d8" fo:background-color="#23272e"/>
    </style:style>
    <style:style style:name="P7" style:family="paragraph" style:parent-style-name="Standard">
      <style:paragraph-properties fo:line-height="200%"/>
      <style:text-properties fo:color="#abb2bf" loext:opacity="100%" style:font-name="Droid Sans Mono" fo:font-size="10.5pt" fo:font-weight="normal" officeooo:paragraph-rsid="001338b6" fo:background-color="#23272e"/>
    </style:style>
    <style:style style:name="P8" style:family="paragraph" style:parent-style-name="Standard">
      <style:paragraph-properties fo:line-height="200%"/>
      <style:text-properties officeooo:paragraph-rsid="0002d6d8"/>
    </style:style>
    <style:style style:name="P9" style:family="paragraph" style:parent-style-name="Standard">
      <style:paragraph-properties style:line-height-at-least="0.198in"/>
      <style:text-properties fo:color="#abb2bf" loext:opacity="100%" style:font-name="Droid Sans Mono" fo:font-size="10.5pt" fo:font-weight="normal" fo:background-color="#23272e"/>
    </style:style>
    <style:style style:name="P10" style:family="paragraph" style:parent-style-name="Standard">
      <style:paragraph-properties fo:line-height="200%"/>
      <style:text-properties fo:color="#abb2bf" loext:opacity="100%" style:font-name="Droid Sans Mono" fo:font-size="10.5pt" fo:font-weight="normal" officeooo:paragraph-rsid="0002d6d8" fo:background-color="#23272e"/>
    </style:style>
    <style:style style:name="P11" style:family="paragraph" style:parent-style-name="Standard">
      <style:paragraph-properties style:line-height-at-least="0.198in"/>
    </style:style>
    <style:style style:name="T1" style:family="text">
      <style:text-properties officeooo:rsid="0002d6d8"/>
    </style:style>
    <style:style style:name="T2" style:family="text">
      <style:text-properties officeooo:rsid="0003c62e"/>
    </style:style>
    <style:style style:name="T3" style:family="text">
      <style:text-properties officeooo:rsid="00046eef"/>
    </style:style>
    <style:style style:name="T4" style:family="text">
      <style:text-properties officeooo:rsid="00056991"/>
    </style:style>
    <style:style style:name="T5" style:family="text">
      <style:text-properties officeooo:rsid="0005963b"/>
    </style:style>
    <style:style style:name="T6" style:family="text">
      <style:text-properties fo:color="#c9211e" loext:opacity="100%"/>
    </style:style>
    <style:style style:name="T7" style:family="text">
      <style:text-properties fo:color="#56b6c2" loext:opacity="100%"/>
    </style:style>
    <style:style style:name="T8" style:family="text">
      <style:text-properties fo:color="#56b6c2" loext:opacity="100%" style:font-name="Droid Sans Mono" fo:font-size="10.5pt" fo:font-weight="normal" fo:background-color="#282c34" loext:char-shading-value="0"/>
    </style:style>
    <style:style style:name="T9" style:family="text">
      <style:text-properties fo:color="#61afef" loext:opacity="100%"/>
    </style:style>
    <style:style style:name="T10" style:family="text">
      <style:text-properties fo:color="#61afef" loext:opacity="100%" style:font-name="Droid Sans Mono" fo:font-size="10.5pt" fo:font-weight="normal" fo:background-color="#282c34" loext:char-shading-value="0"/>
    </style:style>
    <style:style style:name="T11" style:family="text">
      <style:text-properties fo:color="#c678dd" loext:opacity="100%"/>
    </style:style>
    <style:style style:name="T12" style:family="text">
      <style:text-properties fo:color="#c678dd" loext:opacity="100%" fo:font-style="italic"/>
    </style:style>
    <style:style style:name="T13" style:family="text">
      <style:text-properties fo:color="#c678dd" loext:opacity="100%" style:font-name="Droid Sans Mono" fo:font-size="10.5pt" fo:font-weight="normal" fo:background-color="#282c34" loext:char-shading-value="0"/>
    </style:style>
    <style:style style:name="T14" style:family="text">
      <style:text-properties fo:color="#c678dd" loext:opacity="100%" style:font-name="Droid Sans Mono" fo:font-size="10.5pt" fo:font-style="italic" fo:font-weight="normal" fo:background-color="#282c34" loext:char-shading-value="0"/>
    </style:style>
    <style:style style:name="T15" style:family="text">
      <style:text-properties fo:color="#d19a66" loext:opacity="100%"/>
    </style:style>
    <style:style style:name="T16" style:family="text">
      <style:text-properties fo:color="#d19a66" loext:opacity="100%" fo:font-style="italic"/>
    </style:style>
    <style:style style:name="T17" style:family="text">
      <style:text-properties fo:color="#d19a66" loext:opacity="100%" style:font-name="Droid Sans Mono" fo:font-size="10.5pt" fo:font-style="italic" fo:font-weight="normal" fo:background-color="#282c34" loext:char-shading-value="0"/>
    </style:style>
    <style:style style:name="T18" style:family="text">
      <style:text-properties fo:color="#d19a66" loext:opacity="100%" style:font-name="Droid Sans Mono" fo:font-size="10.5pt" fo:font-weight="normal" fo:background-color="#282c34" loext:char-shading-value="0"/>
    </style:style>
    <style:style style:name="T19" style:family="text">
      <style:text-properties fo:color="#98c379" loext:opacity="100%"/>
    </style:style>
    <style:style style:name="T20" style:family="text">
      <style:text-properties fo:color="#98c379" loext:opacity="100%" style:font-name="Droid Sans Mono" fo:font-size="10.5pt" fo:font-weight="normal" fo:background-color="#282c34" loext:char-shading-value="0"/>
    </style:style>
    <style:style style:name="T21" style:family="text">
      <style:text-properties fo:color="#98c379" loext:opacity="100%" officeooo:rsid="001587b2"/>
    </style:style>
    <style:style style:name="T22" style:family="text">
      <style:text-properties officeooo:rsid="00065d36"/>
    </style:style>
    <style:style style:name="T23" style:family="text">
      <style:text-properties officeooo:rsid="000b2b6c"/>
    </style:style>
    <style:style style:name="T24" style:family="text">
      <style:text-properties fo:color="#abb2bf" loext:opacity="100%" style:font-name="Droid Sans Mono" fo:font-size="10.5pt" fo:font-weight="normal" fo:background-color="#282c34" loext:char-shading-value="0"/>
    </style:style>
    <style:style style:name="T25" style:family="text">
      <style:text-properties officeooo:rsid="000c5c84"/>
    </style:style>
    <style:style style:name="T26" style:family="text">
      <style:text-properties officeooo:rsid="00105bfc"/>
    </style:style>
    <style:style style:name="T27" style:family="text">
      <style:text-properties officeooo:rsid="001102bf"/>
    </style:style>
    <style:style style:name="T28" style:family="text">
      <style:text-properties fo:color="#e06c75" loext:opacity="100%"/>
    </style:style>
    <style:style style:name="T29" style:family="text">
      <style:text-properties officeooo:rsid="001587b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6">'MSSubClass'</text:span> – <text:span text:style-name="T1">change to category</text:span></text:p>
      <text:p text:style-name="P4">training.MSSubClass <text:span text:style-name="T7">=</text:span> training.MSSubClass.<text:span text:style-name="T9">apply</text:span>(<text:span text:style-name="T11">lambda</text:span> <text:span text:style-name="T16">x</text:span>: <text:span text:style-name="T7">str</text:span>(<text:span text:style-name="T19">'other'</text:span>) <text:span text:style-name="T12">if</text:span> x <text:span text:style-name="T12">in</text:span> <text:span text:style-name="T22">mssub_</text:span>others <text:span text:style-name="T12">else</text:span> <text:span text:style-name="T7">str</text:span>(x))</text:p>
      <text:p text:style-name="P1"/>
      <text:p text:style-name="P1">'MSZoning'</text:p>
      <text:p text:style-name="P6">training.MSZoning <text:span text:style-name="T7">=</text:span> training.MSZoning.<text:span text:style-name="T9">apply</text:span>(<text:span text:style-name="T11">lambda</text:span> <text:span text:style-name="T15">x</text:span>: <text:span text:style-name="T7">str</text:span>(<text:span text:style-name="T19">'Other'</text:span>) <text:span text:style-name="T11">if</text:span> x <text:span text:style-name="T11">in</text:span> mszoning_others <text:span text:style-name="T11">else</text:span> <text:span text:style-name="T7">str</text:span>(x))</text:p>
      <text:p text:style-name="P1"/>
      <text:p text:style-name="P1">'LotFrontage' – <text:span text:style-name="T1">null values, </text:span><text:span text:style-name="T3">outliers, right skewed</text:span></text:p>
      <text:p text:style-name="P1">'LotArea' – <text:span text:style-name="T3">outliers, right skewed</text:span></text:p>
      <text:p text:style-name="P1">'Street' – <text:span text:style-name="T3">change to binary</text:span></text:p>
      <text:p text:style-name="P4">training[<text:span text:style-name="T19">'Street_Pave'</text:span>] <text:span text:style-name="T7">=</text:span> training.Street.<text:span text:style-name="T9">apply</text:span>(<text:span text:style-name="T11">lambda</text:span> <text:span text:style-name="T16">x</text:span>: <text:span text:style-name="T15">1</text:span> <text:span text:style-name="T12">if</text:span> x <text:span text:style-name="T7">==</text:span> <text:span text:style-name="T19">'Pave'</text:span> <text:span text:style-name="T12">else</text:span> <text:span text:style-name="T15">0</text:span>)</text:p>
      <text:p text:style-name="P1"/>
      <text:p text:style-name="P1">'Alley' – <text:span text:style-name="T1">mostly null </text:span><text:span text:style-name="T2">(no alley access)</text:span></text:p>
      <text:p text:style-name="P4">training.Alley <text:span text:style-name="T7">=</text:span> training.Alley.<text:span text:style-name="T9">apply</text:span>(<text:span text:style-name="T11">lambda</text:span> <text:span text:style-name="T16">x</text:span>: <text:span text:style-name="T15">1</text:span> <text:span text:style-name="T12">if</text:span> <text:span text:style-name="T7">type</text:span>(x) <text:span text:style-name="T7">==</text:span> <text:span text:style-name="T7">str</text:span> <text:span text:style-name="T12">else</text:span> <text:span text:style-name="T15">0</text:span>)</text:p>
      <text:p text:style-name="P1"/>
      <text:p text:style-name="P1">'LotShape'</text:p>
      <text:p text:style-name="P4">training.LotShape <text:span text:style-name="T7">=</text:span> training.LotShape.<text:span text:style-name="T9">apply</text:span>(<text:span text:style-name="T11">lambda</text:span> <text:span text:style-name="T16">x</text:span>: <text:span text:style-name="T19">'</text:span><text:span text:style-name="T21">O</text:span><text:span text:style-name="T19">ther'</text:span> <text:span text:style-name="T12">if</text:span> x <text:span text:style-name="T12">in</text:span> lotshape_others <text:span text:style-name="T12">else</text:span> x)</text:p>
      <text:p text:style-name="P1"/>
      <text:p text:style-name="P1">'LandContour'</text:p>
      <text:p text:style-name="P4">training[<text:span text:style-name="T19">'LandContour_Flat'</text:span>] <text:span text:style-name="T7">=</text:span> training.LandContour.<text:span text:style-name="T9">apply</text:span>(<text:span text:style-name="T11">lambda</text:span> <text:span text:style-name="T16">x</text:span>: <text:span text:style-name="T15">1</text:span> <text:span text:style-name="T12">if</text:span> x <text:span text:style-name="T7">==</text:span> <text:span text:style-name="T19">'Lvl'</text:span> <text:span text:style-name="T12">else</text:span> <text:span text:style-name="T15">0</text:span>)</text:p>
      <text:p text:style-name="P1"/>
      <text:p text:style-name="P1">'Utilities' – <text:span text:style-name="T3">change to binary, </text:span><text:span text:style-name="T23">remove</text:span></text:p>
      <text:p text:style-name="P1">'LotConfig' - </text:p>
      <text:p text:style-name="P4">training.LotConfig <text:span text:style-name="T7">=</text:span> training.LotConfig.<text:span text:style-name="T9">apply</text:span>(<text:span text:style-name="T11">lambda</text:span> <text:span text:style-name="T16">x</text:span>: <text:span text:style-name="T19">'</text:span><text:span text:style-name="T21">O</text:span><text:span text:style-name="T19">ther'</text:span> <text:span text:style-name="T12">if</text:span> x <text:span text:style-name="T7">==</text:span> <text:span text:style-name="T19">'FR2'</text:span> <text:span text:style-name="T12">or</text:span> x <text:span text:style-name="T7">==</text:span> <text:span text:style-name="T19">'FR3'</text:span> <text:span text:style-name="T12">else</text:span> x)</text:p>
      <text:p text:style-name="P1"><text:soft-page-break/></text:p>
      <text:p text:style-name="P1">'LandSlope' – <text:span text:style-name="T25">change to binary</text:span></text:p>
      <text:p text:style-name="P4">training[<text:span text:style-name="T19">'LandSlope_Gentle'</text:span>] <text:span text:style-name="T7">=</text:span> training.LandSlope.<text:span text:style-name="T9">apply</text:span>(<text:span text:style-name="T11">lambda</text:span> <text:span text:style-name="T16">x</text:span>: <text:span text:style-name="T15">1</text:span> <text:span text:style-name="T12">if</text:span> x <text:span text:style-name="T7">==</text:span> <text:span text:style-name="T19">'Gtl'</text:span> <text:span text:style-name="T12">else</text:span> <text:span text:style-name="T15">0</text:span>)</text:p>
      <text:p text:style-name="P1"/>
      <text:p text:style-name="P1">'Neighborhood' – <text:span text:style-name="T3">lower dimensionality</text:span></text:p>
      <text:p text:style-name="P1">'Condition1' - <text:span text:style-name="T3">change to binary?</text:span></text:p>
      <text:p text:style-name="P4">training.Condition1 <text:span text:style-name="T7">=</text:span> training.Condition1.<text:span text:style-name="T9">apply</text:span>(<text:span text:style-name="T11">lambda</text:span> <text:span text:style-name="T16">x</text:span>: <text:span text:style-name="T19">'Pos'</text:span> <text:span text:style-name="T12">if</text:span> x <text:span text:style-name="T12">in</text:span> pos_condition <text:span text:style-name="T12">else</text:span> x)</text:p>
      <text:p text:style-name="P5">training.Condition1 <text:span text:style-name="T7">=</text:span> training.Condition1.<text:span text:style-name="T9">apply</text:span>(<text:span text:style-name="T11">lambda</text:span> <text:span text:style-name="T16">x</text:span>: <text:span text:style-name="T19">'RR'</text:span> <text:span text:style-name="T12">if</text:span> x <text:span text:style-name="T12">in</text:span> rr_condition <text:span text:style-name="T12">else</text:span> x)</text:p>
      <text:p text:style-name="P1"/>
      <text:p text:style-name="P1">'Condition2' – <text:span text:style-name="T3">change to binary?</text:span></text:p>
      <text:p text:style-name="P4">training.Condition2 <text:span text:style-name="T7">=</text:span> training.Condition2.<text:span text:style-name="T9">apply</text:span>(<text:span text:style-name="T11">lambda</text:span> <text:span text:style-name="T16">x</text:span>: <text:span text:style-name="T19">'Pos'</text:span> <text:span text:style-name="T12">if</text:span> x <text:span text:style-name="T12">in</text:span> pos_condition <text:span text:style-name="T12">else</text:span> x)</text:p>
      <text:p text:style-name="P5">training.Condition2 <text:span text:style-name="T7">=</text:span> training.Condition2.<text:span text:style-name="T9">apply</text:span>(<text:span text:style-name="T11">lambda</text:span> <text:span text:style-name="T16">x</text:span>: <text:span text:style-name="T19">'RR'</text:span> <text:span text:style-name="T12">if</text:span> x <text:span text:style-name="T12">in</text:span> rr_condition <text:span text:style-name="T12">else</text:span> x)</text:p>
      <text:p text:style-name="P1"/>
      <text:p text:style-name="P1">'BldgType'</text:p>
      <text:p text:style-name="P1">'HouseStyle'</text:p>
      <text:p text:style-name="P1">'OverallQual' – <text:span text:style-name="T2">change to ordinal, </text:span>10 Very Excellent 9 Excellent 8 Very Good 7 Good 6 Above Average 5 Average 4 Below Average 3 Fair 2 Poor 1 Very Poor</text:p>
      <text:p text:style-name="P1">'OverallCond' – <text:span text:style-name="T2">change to ordinal, </text:span>10 Very Excellent 9 Excellent 8 Very Good 7 Good 6 Above Average 5 Average 4 Below Average 3 Fair 2 Poor 1 Very Poor</text:p>
      <text:p text:style-name="P1">'YearBuilt' - <text:span text:style-name="T26">normalize</text:span></text:p>
      <text:p text:style-name="P4">training[<text:span text:style-name="T19">'Year_Old'</text:span>] <text:span text:style-name="T7">=</text:span> training.YearBuilt.<text:span text:style-name="T9">apply</text:span>(<text:span text:style-name="T11">lambda</text:span> <text:span text:style-name="T16">x</text:span>: year <text:span text:style-name="T7">-</text:span> x)</text:p>
      <text:p text:style-name="P1"/>
      <text:p text:style-name="P1">'YearRemodAdd' – <text:span text:style-name="T26">normalize</text:span></text:p>
      <text:p text:style-name="P4">training[<text:span text:style-name="T19">'Remod_Age'</text:span>] <text:span text:style-name="T7">=</text:span> training.YearRemodAdd.<text:span text:style-name="T9">apply</text:span>(<text:span text:style-name="T11">lambda</text:span> <text:span text:style-name="T16">x</text:span>: year <text:span text:style-name="T7">-</text:span> x)</text:p>
      <text:p text:style-name="P1"/>
      <text:p text:style-name="P1">'RoofStyle' – <text:span text:style-name="T3">lower dimensionality?</text:span></text:p>
      <text:p text:style-name="P4"><text:soft-page-break/>training[<text:span text:style-name="T19">'Gable_Roof'</text:span>] <text:span text:style-name="T7">=</text:span> training.RoofStyle.<text:span text:style-name="T9">apply</text:span>(<text:span text:style-name="T11">lambda</text:span> <text:span text:style-name="T16">x</text:span>: <text:span text:style-name="T15">1</text:span> <text:span text:style-name="T12">if</text:span> x <text:span text:style-name="T7">==</text:span> <text:span text:style-name="T19">'Gable'</text:span> <text:span text:style-name="T12">else</text:span> <text:span text:style-name="T15">0</text:span>)</text:p>
      <text:p text:style-name="P1"/>
      <text:p text:style-name="P1">'RoofMatl' – <text:span text:style-name="T3">lower dimensionality?</text:span></text:p>
      <text:p text:style-name="P1"><text:span text:style-name="T24">training[</text:span><text:span text:style-name="T20">'Comp_Roof'</text:span><text:span text:style-name="T24">] </text:span><text:span text:style-name="T8">=</text:span><text:span text:style-name="T24"> training.RoofMatl.</text:span><text:span text:style-name="T10">apply</text:span><text:span text:style-name="T24">(</text:span><text:span text:style-name="T13">lambda</text:span><text:span text:style-name="T24"> </text:span><text:span text:style-name="T17">x</text:span><text:span text:style-name="T24">: </text:span><text:span text:style-name="T18">1</text:span><text:span text:style-name="T24"> </text:span><text:span text:style-name="T14">if</text:span><text:span text:style-name="T24"> x </text:span><text:span text:style-name="T8">==</text:span><text:span text:style-name="T24"> </text:span><text:span text:style-name="T20">'CompShg'</text:span><text:span text:style-name="T24"> </text:span><text:span text:style-name="T14">else</text:span><text:span text:style-name="T24"> </text:span><text:span text:style-name="T18">0</text:span><text:span text:style-name="T24">)</text:span></text:p>
      <text:p text:style-name="P1">'Exterior1st' – <text:span text:style-name="T3">lower dimensionality?</text:span></text:p>
      <text:p text:style-name="P4">training.Exterior1st <text:span text:style-name="T7">=</text:span> training.Exterior1st.<text:span text:style-name="T9">apply</text:span>(<text:span text:style-name="T11">lambda</text:span> <text:span text:style-name="T16">x</text:span>: <text:span text:style-name="T19">'</text:span><text:span text:style-name="T21">O</text:span><text:span text:style-name="T19">ther'</text:span> <text:span text:style-name="T12">if</text:span> x <text:span text:style-name="T12">in</text:span> ext1_others <text:span text:style-name="T12">else</text:span> x)</text:p>
      <text:p text:style-name="P1"/>
      <text:p text:style-name="P1">'Exterior2nd' – <text:span text:style-name="T3">lower simensionality?</text:span></text:p>
      <text:p text:style-name="P4">training.Exterior2nd <text:span text:style-name="T7">=</text:span> training.Exterior2nd.<text:span text:style-name="T9">apply</text:span>(<text:span text:style-name="T11">lambda</text:span> <text:span text:style-name="T16">x</text:span>: <text:span text:style-name="T19">'</text:span><text:span text:style-name="T21">O</text:span><text:span text:style-name="T19">ther'</text:span> <text:span text:style-name="T12">if</text:span> x <text:span text:style-name="T12">in</text:span> ext2_<text:span text:style-name="T29">o</text:span>thers <text:span text:style-name="T12">else</text:span> x)</text:p>
      <text:p text:style-name="P1"/>
      <text:p text:style-name="P1">'MasVnrType' – <text:span text:style-name="T1">null values </text:span><text:span text:style-name="T2">(none?)</text:span></text:p>
      <text:p text:style-name="P6">training.MasVnrType.<text:span text:style-name="T9">fillna</text:span>(<text:span text:style-name="T19">'None'</text:span>, <text:span text:style-name="T28">inplace</text:span><text:span text:style-name="T7">=</text:span><text:span text:style-name="T15">True</text:span>)</text:p>
      <text:p text:style-name="P1"/>
      <text:p text:style-name="P3">'MasVnrArea' – <text:span text:style-name="T1">null values</text:span><text:span text:style-name="T2">, </text:span><text:span text:style-name="T4">right ske</text:span><text:span text:style-name="T27">w</text:span><text:span text:style-name="T4">ed</text:span></text:p>
      <text:p text:style-name="P7">training.MasVnrArea.<text:span text:style-name="T9">fillna</text:span>(<text:span text:style-name="T15">0</text:span>, <text:span text:style-name="T28">inplace</text:span><text:span text:style-name="T7">=</text:span><text:span text:style-name="T15">True</text:span>)</text:p>
      <text:p text:style-name="P3"/>
      <text:p text:style-name="P1">'ExterQual' – <text:span text:style-name="T2">change to ordinal, </text:span>Ex Excellent Gd Good TA Average/Typical Fa Fair Po Poor</text:p>
      <text:p text:style-name="P6">training.ExterQual <text:span text:style-name="T7">=</text:span> ex_po_ord.<text:span text:style-name="T9">fit_transform</text:span>(training[[<text:span text:style-name="T19">'ExterQual'</text:span>]])</text:p>
      <text:p text:style-name="P1"/>
      <text:p text:style-name="P1">'ExterCond' – <text:span text:style-name="T2">change to ordinal, </text:span>Ex Excellent Gd Good TA Average/Typical Fa Fair Po Poor</text:p>
      <text:p text:style-name="P6">training.ExterCond <text:span text:style-name="T7">=</text:span> ex_po_ord.<text:span text:style-name="T9">fit_transform</text:span>(training[[<text:span text:style-name="T19">'ExterCond'</text:span>]])</text:p>
      <text:p text:style-name="P1"/>
      <text:p text:style-name="P1">'Foundation' – <text:span text:style-name="T4">lower dimensionality?</text:span></text:p>
      <text:p text:style-name="P6">training.Foundation <text:span text:style-name="T7">=</text:span> training.Foundation.<text:span text:style-name="T9">apply</text:span>(<text:span text:style-name="T11">lambda</text:span> <text:span text:style-name="T15">x</text:span>: <text:span text:style-name="T19">'Other'</text:span> <text:span text:style-name="T11">if</text:span> x <text:span text:style-name="T11">in</text:span> found_others <text:span text:style-name="T11">else</text:span> x)</text:p>
      <text:p text:style-name="P1"/>
      <text:p text:style-name="P1"><text:soft-page-break/>'BsmtQual' – <text:span text:style-name="T1">null values </text:span><text:span text:style-name="T2">(none), change to ordinal, </text:span>Ex Excellent (100+ inches) Gd Good (90-99 inches) TA Typical (80-89 inches) Fa Fair (70-79 inches) Po Poor (&lt;70 inches NA No Basement</text:p>
      <text:p text:style-name="P6">training.BsmtQual <text:span text:style-name="T7">=</text:span> ex_po_ord.<text:span text:style-name="T9">fit_transform</text:span>(training[[<text:span text:style-name="T19">'BsmtQual'</text:span>]])</text:p>
      <text:p text:style-name="P1"/>
      <text:p text:style-name="P1">'BsmtCond' – <text:span text:style-name="T1">null values </text:span><text:span text:style-name="T2">(none), change to ordinal, </text:span>Ex Excellent Gd Good TA Typical - slight dampness allowed Fa Fair - dampness or some cracking or settling Po Poor - Severe cracking, settling, or wetness NA No Basement</text:p>
      <text:p text:style-name="P6">training.BsmtCond.<text:span text:style-name="T9">fillna</text:span>(<text:span text:style-name="T19">'NA'</text:span>, <text:span text:style-name="T28">inplace</text:span><text:span text:style-name="T7">=</text:span><text:span text:style-name="T15">True</text:span>)</text:p>
      <text:p text:style-name="P11"/>
      <text:p text:style-name="P9">training.BsmtCond <text:span text:style-name="T7">=</text:span> ex_po_ord.<text:span text:style-name="T9">fit_transform</text:span>(training[[<text:span text:style-name="T19">'BsmtCond'</text:span>]])</text:p>
      <text:p text:style-name="P1"/>
      <text:p text:style-name="P1">'BsmtExposure' – <text:span text:style-name="T1">null values </text:span><text:span text:style-name="T4">(none)</text:span><text:span text:style-name="T1">, </text:span><text:span text:style-name="T2">change to ordinal, </text:span>Gd Good Exposure Av Average Exposure (split levels or foyers typically score average or above) Mn Mimimum Exposure No No Exposure NA No Basement</text:p>
      <text:p text:style-name="P6">training.BsmtExposure <text:span text:style-name="T7">=</text:span> bs_ex_ord.<text:span text:style-name="T9">fit_transform</text:span>(training[[<text:span text:style-name="T19">'BsmtExposure'</text:span>]])</text:p>
      <text:p text:style-name="P1"/>
      <text:p text:style-name="P1">'BsmtFinType1' – <text:span text:style-name="T1">null values </text:span><text:span text:style-name="T2">(none), </text:span>GLQ Good Living Quarters ALQ Average Living Quarters BLQ Below Average Living Quarters Rec Average Rec Room LwQ Low Quality Unf Unfinshed NA No Basement</text:p>
      <text:p text:style-name="P6">training.BsmtFinType1 <text:span text:style-name="T7">=</text:span> fin_type_enc.<text:span text:style-name="T9">fit_transform</text:span>(training[[<text:span text:style-name="T19">'BsmtFinType1'</text:span>]])</text:p>
      <text:p text:style-name="P1"/>
      <text:p text:style-name="P1"><text:s/>'BsmtFinSF1' – <text:span text:style-name="T4">right skewed</text:span></text:p>
      <text:p text:style-name="P1">'BsmtFinType2' – <text:span text:style-name="T1">null values </text:span><text:span text:style-name="T2">(none)</text:span></text:p>
      <text:p text:style-name="P6">training.BsmtFinType2 <text:span text:style-name="T7">=</text:span> fin_type_enc.<text:span text:style-name="T9">fit_transform</text:span>(training[[<text:span text:style-name="T19">'BsmtFinType2'</text:span>]])</text:p>
      <text:p text:style-name="P1"/>
      <text:p text:style-name="P1">'BsmtFinSF2' – <text:span text:style-name="T4">right skewed</text:span></text:p>
      <text:p text:style-name="P1"><text:soft-page-break/>'BsmtUnfSF' – <text:span text:style-name="T4">right skwewd</text:span></text:p>
      <text:p text:style-name="P1"><text:s/>'TotalBsmtSF' – <text:span text:style-name="T4">right skewed</text:span></text:p>
      <text:p text:style-name="P1">'Heating'</text:p>
      <text:p text:style-name="P1">'HeatingQC' - <text:span text:style-name="T2">change to ordinal, </text:span>Ex Excellent Gd Good TA Average/Typical Fa Fair Po Poor</text:p>
      <text:p text:style-name="P1">'CentralAir' – <text:span text:style-name="T2">change to binary</text:span></text:p>
      <text:p text:style-name="P1">'Electrical' – <text:span text:style-name="T1">null value</text:span></text:p>
      <text:p text:style-name="P1">'1stFlrSF' – <text:span text:style-name="T4">right skewed – </text:span><text:span text:style-name="T5">highly correlated</text:span></text:p>
      <text:p text:style-name="P1">'2ndFlrSF' – <text:span text:style-name="T4">two peaks</text:span></text:p>
      <text:p text:style-name="P1">'LowQualFinSF' – <text:span text:style-name="T4">right skewed</text:span></text:p>
      <text:p text:style-name="P1">'GrLivArea' – <text:span text:style-name="T4">right skewed</text:span></text:p>
      <text:p text:style-name="P1">'BsmtFullBath' </text:p>
      <text:p text:style-name="P1">'BsmtHalfBath'</text:p>
      <text:p text:style-name="P1">'FullBath'</text:p>
      <text:p text:style-name="P1">'HalfBath'</text:p>
      <text:p text:style-name="P1">'BedroomAbvGr'</text:p>
      <text:p text:style-name="P2">'KitchenAbvGr'</text:p>
      <text:p text:style-name="P2">'KitchenQual' <text:span text:style-name="T2">change to ordinal, </text:span>Ex Excellent Gd Good TA Typical/Average Fa Fair Po Poor</text:p>
      <text:p text:style-name="P1">'TotRmsAbvGrd' – <text:span text:style-name="T5">highly correlated</text:span></text:p>
      <text:p text:style-name="P1">'Functional' – <text:span text:style-name="T5">make binary?</text:span></text:p>
      <text:p text:style-name="P1">'Fireplaces'</text:p>
      <text:p text:style-name="P1">'FireplaceQu' – <text:span text:style-name="T1">mostly null </text:span><text:span text:style-name="T2">(none), change to ordinal, </text:span>Ex Excellent - Exceptional Masonry Fireplace Gd Good - Masonry Fireplace in main level TA Average - Prefabricated Fireplace in main living area or Masonry Fireplace in basement Fa Fair - Prefabricated Fireplace in basement Po Poor - Ben Franklin Stove NA No Fireplace</text:p>
      <text:p text:style-name="P1">'GarageType' – <text:span text:style-name="T1">null values </text:span><text:span text:style-name="T2">(none)</text:span></text:p>
      <text:p text:style-name="P1"><text:soft-page-break/>'GarageYrBlt' – <text:span text:style-name="T1">null values </text:span><text:span text:style-name="T2">(none) – </text:span><text:span text:style-name="T5">highly correlated</text:span></text:p>
      <text:p text:style-name="P1">'GarageFinish' – <text:span text:style-name="T1">null values </text:span><text:span text:style-name="T2">(none)</text:span></text:p>
      <text:p text:style-name="P1">'GarageCars'</text:p>
      <text:p text:style-name="P1">'GarageArea' – <text:span text:style-name="T5">highly correlated</text:span></text:p>
      <text:p text:style-name="P1">'GarageQual' – <text:span text:style-name="T1">null values </text:span><text:span text:style-name="T2">(none), change to ordinal, </text:span>Ex Excellent Gd Good TA Typical/Average Fa Fair Po Poor NA No Garage</text:p>
      <text:p text:style-name="P1">'GarageCond' – <text:span text:style-name="T1">null values </text:span><text:span text:style-name="T2">(none), change to ordinal, </text:span>Ex Excellent Gd Good TA Typical/Average Fa Fair Po Poor NA No Garage</text:p>
      <text:p text:style-name="P1">'PavedDrive'</text:p>
      <text:p text:style-name="P1">'WoodDeckSF' – <text:span text:style-name="T5">right skewed</text:span></text:p>
      <text:p text:style-name="P1">'OpenPorchSF' – <text:span text:style-name="T5">right skewed</text:span></text:p>
      <text:p text:style-name="P1">'EnclosedPorch' – <text:span text:style-name="T5">right skewed</text:span></text:p>
      <text:p text:style-name="P1">'3SsnPorch' – <text:span text:style-name="T5">right skewed</text:span></text:p>
      <text:p text:style-name="P1">'ScreenPorch' – <text:span text:style-name="T5">right skewed</text:span></text:p>
      <text:p text:style-name="P1">'PoolArea' – <text:span text:style-name="T5">right skewed</text:span></text:p>
      <text:p text:style-name="P1">'PoolQC' – <text:span text:style-name="T1">mostly null </text:span><text:span text:style-name="T2">(none), change to ordinal, </text:span>Ex Excellent Gd Good TA Average/Typical Fa Fair NA No Pool</text:p>
      <text:p text:style-name="P1">'Fence' – <text:span text:style-name="T1">mostly null </text:span><text:span text:style-name="T2">(none)</text:span></text:p>
      <text:p text:style-name="P1">'MiscFeature' – <text:span text:style-name="T1">mostly null </text:span><text:span text:style-name="T2">(none)</text:span></text:p>
      <text:p text:style-name="P1">'MiscVal' – <text:span text:style-name="T5">right skewed</text:span></text:p>
      <text:p text:style-name="P1"><text:s/>'MoSold'</text:p>
      <text:p text:style-name="P1">'YrSold'</text:p>
      <text:p text:style-name="P1">'SaleType' – <text:span text:style-name="T5">make binary?</text:span></text:p>
      <text:p text:style-name="P1">'SaleCondition'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20T15:42:31.784822914</meta:creation-date>
    <dc:date>2021-10-27T17:26:14.761882809</dc:date>
    <meta:editing-duration>PT23H47M29S</meta:editing-duration>
    <meta:editing-cycles>8</meta:editing-cycles>
    <meta:generator>LibreOffice/7.1.6.2$Linux_X86_64 LibreOffice_project/10$Build-2</meta:generator>
    <meta:document-statistic meta:table-count="0" meta:image-count="0" meta:object-count="0" meta:page-count="6" meta:paragraph-count="108" meta:word-count="769" meta:character-count="6147" meta:non-whitespace-character-count="5423"/>
  </office:meta>
</office:document-meta>
</file>